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loext:graphic-properties draw:fill-gradient-name="gradient" draw:fill-hatch-name="hatch"/>
      <style:paragraph-properties fo:line-height="150%" fo:text-align="center" style:justify-single-word="false"/>
      <style:text-properties fo:font-size="16pt" officeooo:paragraph-rsid="000f2802" style:font-size-asian="16pt" style:font-size-complex="16pt"/>
    </style:style>
    <style:style style:name="P2" style:family="paragraph" style:parent-style-name="Standard">
      <loext:graphic-properties draw:fill-gradient-name="gradient" draw:fill-hatch-name="hatch"/>
      <style:paragraph-properties fo:line-height="150%"/>
      <style:text-properties fo:font-size="16pt" officeooo:paragraph-rsid="000f2802" style:font-size-asian="16pt" style:font-size-complex="16pt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fo:language="en" fo:country="US" fo:font-style="italic" style:text-underline-style="solid" style:text-underline-width="auto" style:text-underline-color="font-color" fo:font-weight="bold" style:font-size-asian="14pt" style:font-style-asian="italic" style:font-weight-asian="bold" style:font-name-complex="Times New Roman1" style:font-size-complex="14pt"/>
    </style:style>
    <style:style style:name="T3" style:family="text">
      <style:text-properties style:font-name="Times New Roman" fo:language="en" fo:country="US" fo:font-style="italic" style:text-underline-style="solid" style:text-underline-width="auto" style:text-underline-color="font-color" fo:font-weight="bold" style:font-style-asian="italic" style:font-weight-asian="bold" style:font-name-complex="Times New Roman1"/>
    </style:style>
    <style:style style:name="T4" style:family="text">
      <style:text-properties style:font-name="Times New Roman" style:font-name-complex="Times New Roman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">XXX</text:span></text:p>
      <text:p text:style-name="P2"><text:span text:style-name="T4">–Сюда, скорее, Даниил Алексеевич! – крикнул один из хирургов.</text:span></text:p>
      <text:p text:style-name="P2"><text:span text:style-name="T4">–Как он? – спросил Алехин, надевая халат и заходя в операционную.</text:span></text:p>
      <text:p text:style-name="P2"><text:span text:style-name="T4">Павел лежал на столе, обвешанный кучей трубок и проводов. Глаза его были закрыты, на груди зияла кровавая рана. Глубоко вздохнув, его отец подошел к столику с блестящими инструментами с серьезным лицом обратился к ассистентам: «Начнем, господа!» Операция длилась более 4 часов и, наконец, поднявшись над телом Павла, Алехин произнес: «Шейте!». Прошло еще чуть меньше часа и Павел уже лежал в палате, безмолвно, с закрытыми глазами, погруженный в кому. Даниил Алексеевич и Даша стояли около палаты, глядя через стекло.</text:span></text:p>
      <text:p text:style-name="P2"><text:span text:style-name="T4">–Я могу пойти к нему? – спросила девушка. </text:span></text:p>
      <text:p text:style-name="P2"><text:span text:style-name="T4">–Да, иди. Теперь у нас есть только надежда и вера в лучшее. </text:span></text:p>
      <text:p text:style-name="P2"><text:span text:style-name="T4">–Все будет хорошо. Я знаю это, – сказала Даша и зашла в палату. </text:span></text:p>
      <text:p text:style-name="P2"><text:span text:style-name="T4">Осторожно подойдя к Павлу и присев на кровать, она осторожно коснулась его лба рукой. «Эх, Паша, Паша, что же ты наделал. Зачем было тебе ехать туда. Хотела бы я сейчас сказать все тебе вживую. Мне много нужно сказать тебе. Все поступили глупо в этой ситуации, а ты особенно, Алехин. Так ведь и не изменился, остался же разгульным, желающим жизни в свое удовольствие, и вот до чего тебя довело это. Для тебя не существует действительно важных и значимых людей. А я ведь практически тебя полюбила, но как ты поступил, Алехин. Ладно, пойду я. Надеюсь, с тобой все будет хорошо, и ты придешь в себя, Павел Алехин – гений в 24 года», – </text:span><text:soft-page-break/><text:span text:style-name="T4">проговорила она и, посмотрев еще раз на Алехина, вышла из палаты. На выходе она встретила Евгения.</text:span></text:p>
      <text:p text:style-name="P2"><text:span text:style-name="T4">–Дарья Дмитриевна, я не верю своим глазам! Вы ли это?! Прошло уже несколько месяцев!</text:span></text:p>
      <text:p text:style-name="P2"><text:span text:style-name="T4">–Да, Евгений, это я. Я должна была переосмыслить все. Для Павла это должно было быть определенным испытанием, и он провалил его как нельзя хуже. </text:span></text:p>
      <text:p text:style-name="P2"><text:span text:style-name="T4">–Я не смог уберечь его от беды. Как я виноват перед бедным Павлом Данииловичем.</text:span></text:p>
      <text:p text:style-name="P2"><text:span text:style-name="T4">–Твоей вины в этом нет. Это его решение и его выбор. Эту ошибку совершил он сам. Иди, посиди с ним, а мне пора. Все будет хорошо, – сказала девушка и ушла, а Евгений направился в палату.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5T19:31:41.936000000</meta:creation-date>
    <dc:date>2022-05-15T19:32:03.280000000</dc:date>
    <meta:editing-duration>PT21S</meta:editing-duration>
    <meta:editing-cycles>1</meta:editing-cycles>
    <meta:document-statistic meta:table-count="0" meta:image-count="0" meta:object-count="0" meta:page-count="2" meta:paragraph-count="12" meta:word-count="340" meta:character-count="2037" meta:non-whitespace-character-count="1697"/>
    <meta:generator>LibreOffice/7.2.2.2$Windows_X86_64 LibreOffice_project/02b2acce88a210515b4a5bb2e46cbfb63fe97d56</meta:generator>
  </office:meta>
</office:document-meta>
</file>